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6B000000222E86C31933CDFFBF.gif" manifest:media-type="image/gif"/>
  <manifest:file-entry manifest:full-path="Pictures/10000200000000230000001E10E83075961D5475.gif" manifest:media-type="image/gif"/>
  <manifest:file-entry manifest:full-path="Pictures/100002000000006100000022D41C66905983798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126421"/>
    </style:style>
    <style:style style:name="T2" style:family="text">
      <style:text-properties style:text-position="super 58%" officeooo:rsid="00126421"/>
    </style:style>
    <style:style style:name="T3" style:family="text">
      <style:text-properties style:text-position="0% 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s équations <text:span text:style-name="T1">du 1</text:span><text:span text:style-name="T2">er</text:span><text:span text:style-name="T1"> degré</text:span></text:h>
      <text:p text:style-name="Text_20_body"/>
      <text:p text:style-name="Text_20_body">Une <text:span text:style-name="Strong_20_Emphasis">équation</text:span> est un jeu dont le but est de trouver la solution d'une égalité à trous. <text:line-break/><text:line-break/><text:span text:style-name="T4">Exemple</text:span><text:line-break/>2x+5=13 (c'est un peu comme 2×?+5=13).</text:p>
      <text:p text:style-name="Text_20_body"/>
      <text:h text:style-name="Heading_20_2" text:outline-level="2"><text:bookmark text:name="re"/>Comment résoudre une équation ?</text:h>
      <text:p text:style-name="Text_20_body">Pour résoudre une équation (trouver la solution de l'équation) :</text:p>
      <text:h text:style-name="Heading_20_3" text:outline-level="3">Méthode</text:h>
      <text:list xml:id="list174089812" text:style-name="L1">
        <text:list-item>
          <text:p text:style-name="P1"><text:span text:style-name="Strong_20_Emphasis"><text:span text:style-name="T5">1. On passe les </text:span></text:span><text:a xlink:type="simple" xlink:href="https://www.cmath.fr/5eme/calcullitteral/cours.php#e1" text:style-name="Internet_20_link" text:visited-style-name="Visited_20_Internet_20_Link"><text:span text:style-name="Strong_20_Emphasis"><text:span text:style-name="T5">termes</text:span></text:span></text:a><text:span text:style-name="Strong_20_Emphasis"><text:span text:style-name="T5"> contenant des "x" à gauche du = et les termes formés de nombres à droite du =. </text:span></text:span><text:span text:style-name="T5">Lorsqu'on change un terme de côté, on change son signe (le signe qui est devant lui). Par exemple, 4x+5=13+2x devient 4x-2x=13-5. </text:span></text:p>
        </text:list-item>
        <text:list-item>
          <text:p text:style-name="P1"><text:span text:style-name="Strong_20_Emphasis"><text:span text:style-name="T5">2. On </text:span></text:span><text:a xlink:type="simple" xlink:href="https://www.cmath.fr/5eme/calcullitteral/cours.php#e3" text:style-name="Internet_20_link" text:visited-style-name="Visited_20_Internet_20_Link"><text:span text:style-name="Strong_20_Emphasis"><text:span text:style-name="T5">réduit</text:span></text:span></text:a><text:span text:style-name="T5"> les </text:span><text:a xlink:type="simple" xlink:href="https://www.cmath.fr/5eme/calcullitteral/cours.php" text:style-name="Internet_20_link" text:visited-style-name="Visited_20_Internet_20_Link"><text:span text:style-name="T5">expressions littérales</text:span></text:a><text:span text:style-name="T5"> obtenues. 4x-2x=13-5 devient 2x=8.</text:span></text:p>
        </text:list-item>
        <text:list-item>
          <text:p text:style-name="P1"><text:span text:style-name="Strong_20_Emphasis"><text:span text:style-name="T5">3. On divise les deux côtés par le nombre qui est devant "x"</text:span></text:span><text:span text:style-name="T5"> , y compris s'il est négatif. Pour notre exemple, on obtient x=8÷2 donc x=4. Si on avait eu -7x=14, on aurait calculé x=14÷</text:span><text:span text:style-name="Strong_20_Emphasis"><text:span text:style-name="T5">(-7)</text:span></text:span><text:span text:style-name="T5">. </text:span></text:p>
        </text:list-item>
      </text:list>
      <text:p text:style-name="Text_20_body"/>
      <text:h text:style-name="Heading_20_3" text:outline-level="3">Exemple</text:h>
      <text:p text:style-name="Text_20_body">Résolution de l'équation 27x-471=31x+101.</text:p>
      <text:list xml:id="list2889880776" text:style-name="L2">
        <text:list-item>
          <text:p text:style-name="P2"><text:span text:style-name="Strong_20_Emphasis">1.</text:span> 27x-31x=101+471.</text:p>
        </text:list-item>
        <text:list-item>
          <text:p text:style-name="P2"><text:span text:style-name="Strong_20_Emphasis">2.</text:span> -4x=572.</text:p>
        </text:list-item>
        <text:list-item>
          <text:p text:style-name="P2"><text:span text:style-name="Strong_20_Emphasis">3.</text:span> x=572÷<text:span text:style-name="Strong_20_Emphasis">(-4)</text:span> donc x=-143. </text:p>
        </text:list-item>
      </text:list>
      <text:p text:style-name="Text_20_body">On souhaite résoudre l'équation 4x+4=2x+8.</text:p>
      <text:p text:style-name="Text_20_body"/>
      <text:p text:style-name="Text_20_body"><text:span text:style-name="Strong_20_Emphasis">Exercice 1</text:span><text:line-break/>-4 est-il solution de l'équation x²+x+20=0?</text:p>
      <text:p text:style-name="Text_20_body"><text:span text:style-name="Strong_20_Emphasis">Exercice 2</text:span><text:line-break/>Quelle est la solution de l'équation 3x-7=11?</text:p>
      <text:p text:style-name="Text_20_body"><text:span text:style-name="Strong_20_Emphasis">Exercice 3</text:span><text:line-break/>Quelle est la solution de l'équation -3x+36=96?</text:p>
      <text:p text:style-name="Text_20_body"><text:span text:style-name="Strong_20_Emphasis">Exercice 4</text:span><text:line-break/>Quelle est la solution de l'équation -3x+27=6x-18?</text:p>
      <text:p text:style-name="Text_20_body"><text:soft-page-break/><text:span text:style-name="Strong_20_Emphasis">Exercice 5</text:span><text:line-break/>Si ax+b=c alors :</text:p>
      <text:p text:style-name="Text_20_body"><text:span text:style-name="Strong_20_Emphasis">Exercice 6</text:span><text:line-break/>Si -nx+t=-y alors x= : </text:p>
      <text:p text:style-name="Text_20_body"><text:span text:style-name="Strong_20_Emphasis">Exercice 7</text:span><text:line-break/>Quelle est la solution de l'équation <draw:frame draw:style-name="fr1" draw:name="Image1" text:anchor-type="as-char" svg:width="2.314cm" svg:height="0.84cm" draw:z-index="0"><draw:image xlink:href="Pictures/100002000000006B000000222E86C31933CDFFBF.gif" xlink:type="simple" xlink:show="embed" xlink:actuate="onLoad" loext:mime-type="image/gif"/><svg:title>exercice equation fraction</svg:title></draw:frame><text:s/>? </text:p>
      <text:p text:style-name="Text_20_body"><text:span text:style-name="Strong_20_Emphasis">Exercice 8</text:span><text:line-break/>Quelle est la solution de l'équation <draw:frame draw:style-name="fr1" draw:name="Image2" text:anchor-type="as-char" svg:width="2.11cm" svg:height="0.84cm" draw:z-index="1"><draw:image xlink:href="Pictures/100002000000006100000022D41C66905983798C.gif" xlink:type="simple" xlink:show="embed" xlink:actuate="onLoad" loext:mime-type="image/gif"/><svg:title>exercice equation fraction</svg:title></draw:frame>?</text:p>
      <text:p text:style-name="Text_20_body"><text:span text:style-name="Strong_20_Emphasis">Exercice 9</text:span><text:line-break/>Quelle est la solution de l'équation 6-5x(2x-4)=2x(-5x-2)+3?</text:p>
      <text:p text:style-name="Text_20_body"><text:span text:style-name="Strong_20_Emphasis">Exercice 10</text:span><text:line-break/>Quelle est la solution de l'équation (x+1)(x-4)=(x-2)(x-3)? </text:p>
      <text:p text:style-name="Text_20_body"><text:span text:style-name="Strong_20_Emphasis">Exercice 11</text:span><text:line-break/>Ecris la solution de l'équation 5(2x-4)-3(x-2)=x sous la forme d'une fraction irréductible <draw:frame draw:style-name="fr1" draw:name="Image3" text:anchor-type="as-char" svg:width="0.84cm" svg:height="0.84cm" draw:z-index="2"><draw:image xlink:href="Pictures/10000200000000230000001E10E83075961D5475.gif" xlink:type="simple" xlink:show="embed" xlink:actuate="onLoad" loext:mime-type="image/gif"/><svg:title>exercice factorisation</svg:title></draw:frame>.<text:line-break/>Quelles valeurs trouves-tu pour a et b?</text:p>
      <text:p text:style-name="Text_20_body"><text:span text:style-name="Strong_20_Emphasis">Exercice 12</text:span><text:line-break/>Résous l'équation 7(6x-5)-4(3x-2)²=1-(6x)² puis écris le résultat sous la forme d'une fraction irréductible <draw:frame draw:style-name="fr1" draw:name="Image4" text:anchor-type="as-char" svg:width="0.84cm" svg:height="0.84cm" draw:z-index="3"><draw:image xlink:href="Pictures/10000200000000230000001E10E83075961D5475.gif" xlink:type="simple" xlink:show="embed" xlink:actuate="onLoad" loext:mime-type="image/gif"/><svg:title>exercice factorisation</svg:title></draw:frame>.<text:line-break/>Quelles valeurs trouves-tu pour a et b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21:30.647031282</meta:creation-date>
    <dc:date>2019-08-20T11:28:23.856606133</dc:date>
    <meta:editing-duration>PT6M5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26" meta:word-count="292" meta:character-count="1750" meta:non-whitespace-character-count="1486"/>
  </office:meta>
</office:document-meta>
</file>